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3,2 1546">
            <text:p>test_Parser(multiplicity): 13,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3.2">
            <text:p>13,2 sec</text:p>
          </table:table-cell>
          <table:table-cell table:style-name="ce162" table:formula="of:=TESTSTAT(&quot;count&quot;; [.B47])" office:value-type="float" office:value="1546">
            <text:p>1546</text:p>
          </table:table-cell>
          <table:table-cell table:style-name="ce164" table:formula="of:=[.E47]/[.D47]" office:value-type="float" office:value="117.121212121212">
            <text:p>117,1 a/sec</text:p>
          </table:table-cell>
          <table:table-cell table:number-columns-repeated="4"/>
        </table:table-row>
        <table:table-row table:style-name="ro6">
          <table:table-cell/>
          <table:table-cell table:formula="of:=TEST_PARSER(&quot;basic&quot;)" office:value-type="string" office:string-value="test_Parser(basic): 20,6 9107">
            <text:p>test_Parser(basic): 20,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6">
            <text:p>20,6 sec</text:p>
          </table:table-cell>
          <table:table-cell table:style-name="ce162" table:formula="of:=TESTSTAT(&quot;count&quot;; [.B48])" office:value-type="float" office:value="9107">
            <text:p>9107</text:p>
          </table:table-cell>
          <table:table-cell table:style-name="ce164" table:formula="of:=[.E48]/[.D48]" office:value-type="float" office:value="442.087378640777">
            <text:p>442,1 a/sec</text:p>
          </table:table-cell>
          <table:table-cell table:number-columns-repeated="4"/>
        </table:table-row>
        <table:table-row table:style-name="ro6">
          <table:table-cell/>
          <table:table-cell table:formula="of:=TEST_PARSER(&quot;special&quot;)" office:value-type="string" office:string-value="test_Parser(special): 4,5 479">
            <text:p>test_Parser(special): 4,5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4.5">
            <text:p>4,5 sec</text:p>
          </table:table-cell>
          <table:table-cell table:style-name="ce162" table:formula="of:=TESTSTAT(&quot;count&quot;; [.B49])" office:value-type="float" office:value="479">
            <text:p>479</text:p>
          </table:table-cell>
          <table:table-cell table:style-name="ce164" table:formula="of:=[.E49]/[.D49]" office:value-type="float" office:value="106.444444444444">
            <text:p>106,4 a/sec</text:p>
          </table:table-cell>
          <table:table-cell table:number-columns-repeated="4"/>
        </table:table-row>
        <table:table-row table:style-name="ro6">
          <table:table-cell/>
          <table:table-cell table:formula="of:=TEST_PARSER(&quot;numbers&quot;)" office:value-type="string" office:string-value="test_Parser(numbers): 11 3046">
            <text:p>test_Parser(numbers): 1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11">
            <text:p>11,0 sec</text:p>
          </table:table-cell>
          <table:table-cell table:style-name="ce162" table:formula="of:=TESTSTAT(&quot;count&quot;; [.B50])" office:value-type="float" office:value="3046">
            <text:p>3046</text:p>
          </table:table-cell>
          <table:table-cell table:style-name="ce164" table:formula="of:=[.E50]/[.D50]" office:value-type="float" office:value="276.909090909091">
            <text:p>276,9 a/sec</text:p>
          </table:table-cell>
          <table:table-cell table:number-columns-repeated="4"/>
        </table:table-row>
        <table:table-row table:style-name="ro6">
          <table:table-cell/>
          <table:table-cell table:formula="of:=TEST_PARSER(&quot;types&quot;)" office:value-type="string" office:string-value="test_Parser(types): 21,5 11149">
            <text:p>test_Parser(types): 21,5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1.5">
            <text:p>21,5 sec</text:p>
          </table:table-cell>
          <table:table-cell table:style-name="ce162" table:formula="of:=TESTSTAT(&quot;count&quot;; [.B51])" office:value-type="float" office:value="11149">
            <text:p>11149</text:p>
          </table:table-cell>
          <table:table-cell table:style-name="ce164" table:formula="of:=[.E51]/[.D51]" office:value-type="float" office:value="518.558139534884">
            <text:p>518,6 a/sec</text:p>
          </table:table-cell>
          <table:table-cell table:number-columns-repeated="4"/>
        </table:table-row>
        <table:table-row table:style-name="ro6">
          <table:table-cell table:number-columns-repeated="3"/>
          <table:table-cell table:style-name="ce161" table:formula="of:=SUM([.D46:.D51])" office:value-type="float" office:value="76.2">
            <text:p>76,2 sec</text:p>
          </table:table-cell>
          <table:table-cell table:style-name="ce163" table:formula="of:=SUM([.E46:.E51])" office:value-type="float" office:value="27739">
            <text:p>27739</text:p>
          </table:table-cell>
          <table:table-cell table:style-name="ce165" table:formula="of:=[.E52]/[.D52]" office:value-type="float" office:value="364.028871391076">
            <text:p>364,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74,8 27734">
            <text:p>test_Parser(all): 74,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74.8">
            <text:p>74,8 sec</text:p>
          </table:table-cell>
          <table:table-cell table:style-name="ce162" table:formula="of:=TESTSTAT(&quot;count&quot;; [.B54])" office:value-type="float" office:value="27734">
            <text:p>27734</text:p>
          </table:table-cell>
          <table:table-cell table:style-name="ce164" table:formula="of:=[.E54]/[.D54]" office:value-type="float" office:value="370.775401069519">
            <text:p>370,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4">04.06.2017</text:date>, <text:time>11:08: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4T11:08:32.57</dc:date>
    <meta:editing-duration>P169DT14H22M5S</meta:editing-duration>
    <meta:editing-cycles>76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Of(bs), typeName_List).x
	assertEqual(toString(bs), "[[0, -1, 0]]").x

	bs = getBounds(Array(1))
	assertEqual(typeOf(bs), typeName_List).x
	assertEqual(toString(bs), "[[0, 0, 1]]").x

	bs = getBounds(Array(1, 2, 3))
	assertEqual(typeOf(bs), typeName_List).x
	assertEqual(toString(bs), "[[0, 2, 3]]").x

	bs = getBounds(Array(1, Array(2, 3)))
	assertEqual(typeOf(bs), typeName_List).x
	assertEqual(toString(bs), "[[0, 1, 2]]").x

	bs = getBounds(DimArray(1, 2, 3))
	assertEqual(typeOf(bs), typeName_List).x
	assertEqual(toString(bs), "[[0, 1, 2], [0, 2, 3], [0, 3, 4]]").x

	Dim a(1 To 5, -7 To 2)
	bs = getBounds(a)
	assertEqual(typeOf(bs), typeName_List).x
	assertEqual(toString(bs), "[[1, 5, 5], [-7, 2, 10]]").x
End Function

Function test_getSizes()
	Dim typeName_List : typeName_List = "Data/List"
	Dim bs As Variant
	bs = getSizes(Array())
	assertEqual(typeOf(bs), typeName_List).x
	assertEqual(toString(bs), "[0]").x

	bs = getSizes(Array(1, 2, 3))
	assertEqual(typeOf(bs), typeName_List).x
	assertEqual(toString(bs), "[3]").x

	bs = getSizes(Array(1, Array(2, 3)))
	assertEqual(typeOf(bs), typeName_List).x
	assertEqual(toString(bs), "[2]").x

	bs = getSizes(DimArray(1, 2, 3))
	assertEqual(typeOf(bs), typeName_List).x
	assertEqual(toString(bs), "[2, 3, 4]").x

	Dim a(1 To 5, -7 To 2)
	bs = getSizes(a)
	assertEqual(typeOf(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isList = hasType(x, TList)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str		As String	' debugger shows that in inspector
	id		As Long
	ctor	As DataValue
	fields	As Array
	x		As Variant
End Type

Type Tp
	TDataTypeCtor	As DataValue
	DataTypeCtor	As Datavalue
	
	TDataCtor		As DataValue
	DataCtor		As Datavalue
	
	List			As DataValue
	List_Nil		As DataValue
	List_Cons		As DataValue

	TType			As DataValue
	TType_Param		As DataValue
	TType_App		As DataValue
	TType_Str		As DataValue
	TType_Int		As DataValue
End Type

Const DataCtor_name     = 0
Const DataCtor_argTypes = 1
Const DataCtor_typeCtor = 2

Const DataTypeCtor_name  	 = 0
Const DataTypeCtor_arity 	 = 1
Const DataTypeCtor_dataCtors = 2


Sub Main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Dim tcType
		tcType = _mkDataTypeCtor("Type", 0)
		out.TType = tcType
		
		Dim cStr, vStr
		cStr = _mkDataCtor(tcType, "String", vNil)
		vStr = cStr.x
		out.TType_Str = cStr

		Dim cInt, vInt
		cInt = _mkDataCtor(tcType, "Integer", vNil)
		vInt = cInt.x
		out.TType_Int = cInt
		
		Dim cParam
		cParam = _mkDataCtor(tcType, "Param", _
			_newDataValue(cCons, Array(vInt, _
								 vNil _
		)))
		out.TType_Param = cParam
		
		Dim cApp
		cApp = _mkDataCtor(tcType, "App", _
			_newDataValue(cCons, Array(tcType, _
			_newDataValue(cCons, Array(tcType, _
								 vNil _
		)))
		out.TType_App = cApp
		
		' With cApp we can fix argTypes of cons so we can use list fns
		Dim vParam, vApp
		' can use convenience fns already:
		vParam = TypeParam(0)	' vParam = _newDataValue(cParam, Array(0))	'	
		vApp   = TList(vParam)	' _newDataValue(cApp, Array(tcList, vParam))	'	
		
		cCons.fields(DataCtor_argTypes) =		_
			_newDataValue( cCons, Array(vParam,	_
			_newDataValue( cCons, Array(vApp,	_
			vNil _
		))))
		
		' argTypes of DataTypeCtor
		vApp = TList(tcDataTypeCtor)
		'vApp = applyDC(cApp, tcList, tcDataTypeCtor)
		'vApp.str = "[TDataTypeCtor]"
		cDataTypeCtor.fields(DataCtor_argTypes) = _
			List(vStr, vInt, vApp)
		
		' argTypes of DataCtor
		vApp = TList(tcType)	'	vApp = applyDC(cApp, tcList, tcType)	'	
		cDataCtor.fields(DataCtor_argTypes) = _
			List(vStr, vApp, tcDataTypeCtor)
		
		' set dataCtors fields
		tcDataTypeCtor.fields(DataTypeCtor_dataCtors) =	List(cDataTypeCtor)
		tcDataCtor.fields(DataTypeCtor_dataCtors) =	List(cDataCtor)
		tcList.fields(DataTypeCtor_dataCtors) =	_
			List(cNil, cCons)
		tcType.fields(DataTypeCtor_dataCtors) =	_
			List(cInt, cStr, cParam, cApp)

		
		out.TDataTypeCtor.str	= "TDataTypeCtor"
		out.DataTypeCtor.str	= "DataTypeCtor :: Str -&gt; Int -&gt; (List TDataCtor) -&gt; TDataTypeCtor"
		
		out.TDataCtor.str		= "TDataCtor"
		out.DataCtor.str		= "DataCtor :: Str -&gt; (List Type) -&gt; TDataTypeCtor -&gt; TDataCtor"

		out.TType.str			= "Type"
		out.TType_Str.str		= "Str :: Type"
		out.TType_Int.str		= "Int :: Type"
		out.TType_Param.str		= "Param :: Int -&gt; Type"
		out.TType_App.str		= "App :: Type -&gt; Type -&gt; Type"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vNil As Object
	If isNull(oFn) Then 
		oFn = Fn.isNil
		vNil = nil
	End If
	If isMissing(xs) Then
		isNil = oFn
	ElseIf hasType(xs, TList) Then
		isNil = DataValue_same(xs, nil)
	Else
		croak("isNil: expected a List but got " &amp; NL &amp; toString(v)
	End If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Of(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isCtorOf(c As Object, v As Variant)
	Dim out As Boolean, actC As Variant
	actC = ctorOf(v)
	If isEmpty(actC) Then
		out = False
	Else
		out = DataValue_same(actC, c)
	End If
	isCtorOf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Object, r As Integer, tcStr As String
		tcCtor = ctorOf(tc)
		If isEmpty(tcCtor) Then
			Goto TypeApp_invalid_1st_arg
		ElseIf DataValue_same(typeCtorOf(tcCtor), TDataTypeCtor) Then
			' has it arity &gt; 0 ?
			r = field(DataTypeCtor_arity, tc)
			If r &lt; 1 Then
				Goto TypeApp_invalid_1st_arg
			End If
			tcStr = field(DataTypeCtor_name, tc)
		ElseIf DataValue_same(tcCtor, cApp) Then
			' TODO: TypeApp.str/typeCtor - has it arity &gt; 1 ?
			tcStr = tc.str
		End If
		
		' ta must be a "complete" type,
		' ie: a DataTypeCtor with arity &gt; 0
		'  or a TypeApp with no unbound TypeParam s
		'  or a TypeParam
		'  or a native type (Str, Int, ...)
		Dim taCtor As Object, taStr As String
		taCtor = ctorOf(ta)
		If isEmpty(taCtor) Then
			Goto TypeApp_invalid_2nd_arg
		ElseIf DataValue_same(typeCtorOf(taCtor), TDataTypeCtor) Then
			' has it arity = 0 ?
			r = field(DataTypeCtor_arity, ta)
			If r &gt; 0 Then
				Goto TypeApp_invalid_2nd_arg
			End If
			taStr = field(DataTypeCtor_name, ta)
		ElseIf DataValue_same(taCtor, cApp) Then
			' TODO: TypeApp.str/typeArg - has it arity = 0 ?
			taStr = ta.str
			If Not(startsWith(taStr, "[")) Then
				taStr = "(" &amp; taStr &amp; ")"
			End If
		Else
			taStr = ta.str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ct As Variant, cv As Variant
		ct = ctorOf(t)
		If isEmpty(ct) Then
			Goto hasType_invalidType
		ElseIf DataValue_same(ct, DataTypeCtor) Then
			cv = ctorOf(v)
			If Not(isEmpty(cv)) Then
				Dim tc As Object
				tc = field(DataCtor_typeCtor, cv)
				'out = isSubtypeOf(tc, t)
				out = DataValue_same(tc,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hasType(c, Tp.TDataCtor))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Param" ' TypeParam Integer
							out = out &amp; args(0)
						Case "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hasType(typeCtor, TP.TData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typeOf(x As Variant)
	Dim out As String
	out = TypeName(x)
	If out = "Object" Then ' DONT dot-access fields in here!
		Dim c
		c = ctorOf(x)
		If isEmpty(c) Then ' x is not a DataValue
			out = _typeOf(x)
		Else ' x is a DataValue
			out = "Data/" &amp; _
				field(DataTypeCtor_name, field(DataCtor_typeCtor, c))
		End If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Dim out As Variant
	If isMissing(x) Then 
		If isNull(oFn) Then : oFn = Fn.ctorOf : End If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Tp.DataCtor	' the data ctor
	assertEqual(typeOf(a), "Data/TDataCtor").x
	a = applyDC(DataCtor)	' fn that applies the data ctor
	assertEqual(typeOf(a), "Object/TFn").x
	a = TDataCtor
	assertEqual(typeOf(a), "Data/TDataTypeCtor").x
	a = TDataTypeCtor
	assertEqual(typeOf(a), "Data/TDataTypeCtor").x
	a = Tp.DataTypeCtor	' the data ctor
	assertEqual(typeOf(a), "Data/TDataCtor").x
	a = applyDC(DataTypeCtor)	' the fn that applies the data ctor
	assertEqual(typeOf(a), "Object/TFn").x
	
	a = TList	' the data type ctor
	assertEqual(typeOf(a), "Data/TDataTypeCtor").x
	a = Tp.List	' the data type ctor
	assertEqual(typeOf(a), "Data/TDataTypeCtor").x
	a = TList	' the data type ctor
	assertEqual(typeOf(a), "Data/TDataTypeCtor").x
	a = TList(Tp.TType_Int)	' the applied data type ctor
	assertEqual(typeOf(a), "Data/[Int]").x
	
	a = Tp.List_Nil	' the data ctor
	assertEqual(typeOf(a), "Data/TDataCtor").x
	a = nil	' returns the singleton *value*
	assertEqual(typeOf(a), "Data/[a0]").x
	
	a = Tp.List_Cons	' the data ctor
	assertEqual(typeOf(a), "Data/TDataCtor").x
	a = cons(nil, nil)	' a cons value
	assertEqual(typeOf(a), "Data/[[a0]]").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TypeApp
	Dim vApp As Variant
	vApp = TypeApp(tcList, vInt)
	assertEqual(isDataValue(vApp),	True	).x
	assertEqual( fieldCount(vApp),	2		).x
	assert_hasCtor(         vApp,	cApp	).x	

	assert_same(field(0,	vApp),	tcList).x
	assert_same(field(1,	vApp),	vInt).x
	
	' TODO: make convenience fn TypeApp return a TFn on 0 args
	'assertThrows(TypeApp, Array(vInt, tcList))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a = applyDC(TypeParam, 0)
	assertEqual(hasType(a, TType), True).x
	
	a = applyDC(TypeParam)
	assertEqual(isFn(a), True).x
	
	a = apply(applyDC(TypeParam), 0)
	assertEqual(hasType(a, TType), True).x
	
	a = applyDC(TypeApp, TList)
	assertEqual(isFn(a), True).x
	a = apply(a, TypeParam(0))
	assertEqual(hasType(a, TType), True).x
	
	a = applyDC(Tp.List_Cons, 42)
	assertEqual(isFn(a), True).x
	assertEqual(TList_equ(apply(a, nil), List(42)), True).x
	
	a = applyDC(Tp.List_Cons, 42, nil)
	assertEqual(TList_equ(a, List(42)), True).x
	
	a = applyDC(Tp.List_Cons)
	assertEqual(isFn(a), True).x
	a = apply(a, 4711)
	assertEqual(isFn(a), True).x
	a = apply(a, nil)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